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paragraph-rsid="00137ea8"/>
    </style:style>
    <style:style style:name="P2" style:family="paragraph" style:parent-style-name="Texte_20_simple" style:list-style-name="L1"/>
    <style:style style:name="P3" style:family="paragraph" style:parent-style-name="Texte_20_simple" style:list-style-name="L2">
      <style:text-properties officeooo:rsid="00137ea8" officeooo:paragraph-rsid="00137ea8"/>
    </style:style>
    <style:style style:name="T1" style:family="text">
      <style:text-properties officeooo:rsid="0011d3f1"/>
    </style:style>
    <style:style style:name="T2" style:family="text">
      <style:text-properties fo:font-weight="bold" style:font-weight-asian="bold" style:font-weight-complex="bold"/>
    </style:style>
    <style:style style:name="T3" style:family="text">
      <style:text-properties fo:font-weight="bold" officeooo:rsid="0011d3f1" style:font-weight-asian="bold" style:font-weight-complex="bold"/>
    </style:style>
    <style:style style:name="T4" style:family="text">
      <style:text-properties officeooo:rsid="00137e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gem web app 1.6.1</text:h>
      <text:p text:style-name="Titre_20_3_20_Correctifs">CORRECTIFS</text:p>
      <text:list xml:id="list884308812680875740" text:style-name="L1">
        <text:list-item>
          <text:p text:style-name="P2">Le pied de page recouvrait le calendrier dans certaines configurations d'écran et de fenêtre.</text:p>
        </text:list-item>
        <text:list-item>
          <text:p text:style-name="P2">La langue du navigateur n'était pas toujours correctement prise en compte.</text:p>
        </text:list-item>
      </text:list>
      <text:h text:style-name="Heading_20_3" text:outline-level="3">NOUVEAUTES</text:h>
      <text:h text:style-name="Heading_20_5" text:outline-level="5">Prise en charge des langues</text:h>
      <text:p text:style-name="Texte_20_simple">La prise en charge automatique de la langue du navigateur ne fonctionnait pas toujours correctement. Afin d'y remédier, il est maintenant possible de déclarer explicitement la langue favorite en page d'accueil. Cliquez sur l'un des deux drapeaux (français, anglais) pour modifier la langue par défaut. Le choix par défaut est le français.</text:p>
      <text:p text:style-name="Texte_20_simple">Le calendrier reflète maintenant le changement de langue (noms des jours, des mois, etc.).</text:p>
      <text:h text:style-name="Heading_20_5" text:outline-level="5">Réservations</text:h>
      <text:p text:style-name="Texte_20_simple"><text:span text:style-name="T2">Les réservations </text:span><text:span text:style-name="T3">sont</text:span><text:span text:style-name="T2"> maintenant classée</text:span><text:span text:style-name="T3">s</text:span><text:span text:style-name="T2"> de la plus récente à la plus ancienne</text:span>. Cela vous évite ainsi d'utiliser l'ascenseur pour consulter la dernière réservation lorsque vous en avez beaucoup.</text:p>
      <text:p text:style-name="Texte_20_simple"/>
      <text:p text:style-name="Texte_20_simple">Seules les<text:span text:style-name="T2"> 10 dernières réservations </text:span>sont maintenant listées à l'ouverture de votre page perso. Cliquez sur "Voir plus..." pour afficher les 10 réservations précédentes dans l'historique. </text:p>
      <text:h text:style-name="Heading_20_5" text:outline-level="5">Suivi enseignant</text:h>
      <text:p text:style-name="Texte_20_simple"><text:span text:style-name="T2">Afin de rendre l'interface plus compacte</text:span>, deux nouvelles cases à cocher sont désormais disponibles en haut de l'onglet Suivi enseignant :</text:p>
      <text:p text:style-name="Texte_20_simple">- <text:span text:style-name="T2">Tout replier/déplier</text:span> : permet de masquer <text:span text:style-name="T1">ou d’afficher </text:span>les listes d'élèves dans l'ensemble des cours collectifs.</text:p>
      <text:p text:style-name="Texte_20_simple">- <text:span text:style-name="T2">Cacher/Afficher photos</text:span> : <text:s/>désactive ou réactive l'affichage du cadre photo devant le nom des élèves.</text:p>
      <text:h text:style-name="Heading_20_5" text:outline-level="5">Interface</text:h>
      <text:p text:style-name="Texte_20_simple">- Les icones de menu comportent maintenant un libellé.</text:p>
      <text:p text:style-name="Texte_20_simple">- Des améliorations de détail concernant les icones de navigation et de menu.</text:p>
      <text:p text:style-name="Texte_20_simple"/>
      <text:h text:style-name="P1" text:outline-level="1">Algem web app<text:span text:style-name="T4"> </text:span>1.6.2</text:h>
      <text:p text:style-name="Titre_20_3_20_Correctifs">CORRECTIFS</text:p>
      <text:list xml:id="list2304550501332013285" text:style-name="L2">
        <text:list-item>
          <text:p text:style-name="P3">Les droits d'accès aux menus du logiciel (version de bureau) n'étaient pas initialisés lors de la création d'un nouveau compte utilisateur. Cela ne posait pas de problèmes pour les utilisateurs de type "Adhérent", qui par définition n'ont pas accès à Algem. Cela pouvait en poser néanmoins si un utilisateur changeait de profil au cours du temps.</text:p>
        </text:list-item>
        <text:list-item>
          <text:p text:style-name="P3">Certaines erreurs n'étaient pas signalées lors de la procédure de création de compte et l'utilisateur pouvait croire que tout s'était bien déroulé alors que ce n'était pas le cas.</text:p>
        </text:list-item>
        <text:list-item>
          <text:p text:style-name="P3">Optimisation d'affichage des polices sous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loext:graphic-properties draw:fill="solid" draw:fill-color="#66ff00" draw:fill-image-width="0cm" draw:fill-image-height="0cm"/>
      <style:paragraph-properties fo:background-color="#66ff00"/>
      <style:text-properties style:font-name="Cabin" fo:font-family="Cabin" style:font-style-name="Normal"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loext:graphic-properties draw:fill="solid" draw:fill-color="#66ff00" draw:fill-image-width="0cm" draw:fill-image-height="0cm"/>
      <style:paragraph-properties fo:background-color="#66ff00"/>
      <style:text-properties style:font-name="Cabin1" fo:font-family="Cabin" style:font-style-name="SemiBold" style:font-pitch="variable" fo:font-size="85%" fo:font-style="normal" fo:font-weight="600" fo:background-color="transparent"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list-style-name="" style:class="text">
      <loext:graphic-properties draw:fill-image-width="0cm" draw:fill-image-height="0cm"/>
      <style:text-properties style:font-name="Cabin2" fo:font-family="Cabin" style:font-style-name="Gras" style:font-pitch="variable" fo:font-size="85%" fo:font-weight="bold" style:font-size-asian="85%" style:font-weight-asian="bold" style:font-size-complex="85%" style:font-weight-complex="6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fo:font-size="12pt"/>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exte_20_simple" style:display-name="Texte simple" style:family="paragraph" style:parent-style-name="Preformatted_20_Text">
      <style:text-properties style:font-name="Cabin3" fo:font-family="Cabin" style:font-style-name="Regular" style:font-pitch="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8T23:09:13.001363873</dc:date>
    <meta:editing-duration>PT11M45S</meta:editing-duration>
    <meta:editing-cycles>2</meta:editing-cycles>
    <meta:generator>LibreOffice/5.1.6.2$Linux_X86_64 LibreOffice_project/10m0$Build-2</meta:generator>
    <dc:creator>Jean-Marc GOBAT</dc:creator>
    <meta:document-statistic meta:table-count="0" meta:image-count="0" meta:object-count="0" meta:page-count="1" meta:paragraph-count="23" meta:word-count="338" meta:character-count="2174" meta:non-whitespace-character-count="1862"/>
  </office:meta>
</office:document-meta>
</file>